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Arial" style:font-size-asian="11pt" style:language-asian="ja" style:country-asian="JP" style:font-size-complex="11pt"/>
    </style:style>
    <style:style style:name="P2" style:family="paragraph" style:parent-style-name="Standard">
      <style:text-properties style:font-name="Arial" fo:font-size="11pt" officeooo:rsid="0017c349" officeooo:paragraph-rsid="00a85328" style:font-name-asian="Arial" style:font-size-asian="11pt" style:language-asian="ja" style:country-asian="JP" style:font-size-complex="11pt"/>
    </style:style>
    <style:style style:name="P3" style:family="paragraph" style:parent-style-name="Standard">
      <style:text-properties style:font-name="Arial" fo:font-size="11pt" officeooo:rsid="0017c349" officeooo:paragraph-rsid="00a35d90" style:font-name-asian="Arial" style:font-size-asian="11pt" style:language-asian="ja" style:country-asian="JP" style:font-size-complex="11pt"/>
    </style:style>
    <style:style style:name="P4" style:family="paragraph" style:parent-style-name="Standard">
      <style:text-properties style:font-name="Arial" fo:font-size="11pt" officeooo:rsid="0017c349" officeooo:paragraph-rsid="00c81160" style:font-name-asian="Arial" style:font-size-asian="11pt" style:language-asian="ja" style:country-asian="JP" style:font-size-complex="11pt"/>
    </style:style>
    <style:style style:name="P5" style:family="paragraph" style:parent-style-name="Standard">
      <style:text-properties style:font-name="Arial" fo:font-size="11pt" officeooo:rsid="0017c349" officeooo:paragraph-rsid="00e2ff05" style:font-name-asian="Arial" style:font-size-asian="11pt" style:language-asian="ja" style:country-asian="JP" style:font-size-complex="11pt"/>
    </style:style>
    <style:style style:name="P6" style:family="paragraph" style:parent-style-name="Standard">
      <style:text-properties style:font-name="Arial" fo:font-size="11pt" officeooo:rsid="0017c349" officeooo:paragraph-rsid="00e4b7f5" style:font-name-asian="Arial" style:font-size-asian="11pt" style:language-asian="ja" style:country-asian="JP" style:font-size-complex="11pt"/>
    </style:style>
    <style:style style:name="P7" style:family="paragraph" style:parent-style-name="Standard">
      <style:text-properties style:font-name="Arial" fo:font-size="11pt" officeooo:rsid="0017c349" officeooo:paragraph-rsid="00e69125" style:font-name-asian="Arial" style:font-size-asian="11pt" style:language-asian="ja" style:country-asian="JP" style:font-size-complex="11pt"/>
    </style:style>
    <style:style style:name="P8" style:family="paragraph" style:parent-style-name="Standard">
      <style:text-properties style:font-name="Arial" fo:font-size="11pt" fo:font-weight="normal" officeooo:rsid="0017c349" officeooo:paragraph-rsid="00e29319" style:font-name-asian="Arial" style:font-size-asian="11pt" style:language-asian="ja" style:country-asian="JP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17c349" officeooo:paragraph-rsid="00e69125" style:font-name-asian="Arial" style:font-size-asian="11pt" style:language-asian="ja" style:country-asian="JP" style:font-weight-asian="normal" style:font-size-complex="11pt" style:font-weight-complex="normal"/>
    </style:style>
    <style:style style:name="P10" style:family="paragraph" style:parent-style-name="Standard">
      <style:paragraph-properties fo:line-height="115%" style:writing-mode="lr-tb"/>
      <style:text-properties style:font-name="Arial" fo:font-size="11pt" fo:font-weight="normal" officeooo:rsid="00111cf7" officeooo:paragraph-rsid="00be2599" style:font-name-asian="Arial" style:font-size-asian="11pt" style:language-asian="ja" style:country-asian="JP" style:font-weight-asian="normal" style:font-size-complex="11pt" style:font-weight-complex="normal"/>
    </style:style>
    <style:style style:name="P11" style:family="paragraph" style:parent-style-name="Standard">
      <style:paragraph-properties fo:line-height="115%" style:writing-mode="lr-tb"/>
      <style:text-properties style:font-name="Arial" fo:font-size="11pt" fo:font-weight="bold" officeooo:rsid="00111cf7" officeooo:paragraph-rsid="00be2599" style:font-name-asian="Arial" style:font-size-asian="11pt" style:language-asian="ja" style:country-asian="JP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15%" style:writing-mode="lr-tb"/>
      <style:text-properties style:font-name="Arial" fo:font-size="11pt" fo:font-weight="normal" officeooo:rsid="00111cf7" officeooo:paragraph-rsid="00be2599" style:font-name-asian="Arial" style:font-size-asian="11pt" style:language-asian="ja" style:country-asian="JP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Arial" fo:font-size="11pt" officeooo:paragraph-rsid="00be2599" style:font-name-asian="Arial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1pt" officeooo:paragraph-rsid="00be2599" style:font-name-asian="Arial" style:font-size-asian="11pt" style:language-asian="ja" style:country-asian="JP" style:font-size-complex="11pt"/>
    </style:style>
    <style:style style:name="P15" style:family="paragraph" style:parent-style-name="Standard">
      <style:text-properties style:font-name="Arial" fo:font-size="11pt" officeooo:rsid="0017c349" officeooo:paragraph-rsid="00eb2cc8" style:font-name-asian="Arial" style:font-size-asian="11pt" style:language-asian="ja" style:country-asian="JP" style:font-size-complex="11pt"/>
    </style:style>
    <style:style style:name="P16" style:family="paragraph" style:parent-style-name="Standard">
      <style:text-properties style:font-name="Arial" fo:font-size="11pt" officeooo:rsid="0017c349" officeooo:paragraph-rsid="00a35d90" style:font-name-asian="Arial" style:font-size-asian="11pt" style:language-asian="ja" style:country-asian="JP" style:font-size-complex="11pt"/>
    </style:style>
    <style:style style:name="P17" style:family="paragraph" style:parent-style-name="Standard">
      <style:text-properties style:font-name="Arial" fo:font-size="11pt" officeooo:rsid="0017c349" officeooo:paragraph-rsid="00eb2cc8" style:font-name-asian="Arial" style:font-size-asian="11pt" style:language-asian="ja" style:country-asian="JP" style:font-size-complex="11pt"/>
    </style:style>
    <style:style style:name="P18" style:family="paragraph" style:parent-style-name="Standard">
      <style:text-properties style:font-name="Arial" fo:font-size="11pt" officeooo:paragraph-rsid="00eb2cc8" style:font-name-asian="Arial" style:font-size-asian="11pt" style:language-asian="ja" style:country-asian="JP" style:font-size-complex="11pt"/>
    </style:style>
    <style:style style:name="T1" style:family="text">
      <style:text-properties fo:color="#ff3333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ja" style:country-asian="JP" style:font-weight-asian="bold" style:font-weight-complex="bold"/>
    </style:style>
    <style:style style:name="T4" style:family="text">
      <style:text-properties style:language-asian="ja" style:country-asian="JP"/>
    </style:style>
    <style:style style:name="T5" style:family="text">
      <style:text-properties style:text-underline-style="none" fo:font-weight="bold" style:language-asian="ja" style:country-asian="JP" style:font-weight-asian="bold" style:font-weight-complex="bold"/>
    </style:style>
    <style:style style:name="T6" style:family="text">
      <style:text-properties officeooo:rsid="00dd66ad"/>
    </style:style>
    <style:style style:name="T7" style:family="text">
      <style:text-properties fo:font-weight="normal" officeooo:rsid="021575f3" style:font-weight-asian="normal" style:font-weight-complex="normal"/>
    </style:style>
    <style:style style:name="T8" style:family="text">
      <style:text-properties officeooo:rsid="0223feb3"/>
    </style:style>
    <style:style style:name="T9" style:family="text">
      <style:text-properties officeooo:rsid="00ebdc09"/>
    </style:style>
    <style:style style:name="T10" style:family="text">
      <style:text-properties officeooo:rsid="00ed619b"/>
    </style:style>
    <style:style style:name="T11" style:family="text">
      <style:text-properties officeooo:rsid="00ee5c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0</text:span>　目的</text:p>
      <text:p text:style-name="P1">コンピュータによる、考える、覚える、感じる、を実現することを目的とする。</text:p>
      <text:p text:style-name="P1">また当プロジェクトを、<text:span text:style-name="T1">ブノオボイプロジェクト</text:span>と命名。</text:p>
      <text:p text:style-name="P1"/>
      <text:p text:style-name="P1"/>
      <text:p text:style-name="P1"><text:span text:style-name="T11">1</text:span>　（最終）要求仕様</text:p>
      <text:p text:style-name="P1">・意思疎通可能</text:p>
      <text:p text:style-name="P1">・コンピュータの自立自問自答</text:p>
      <text:p text:style-name="P1">・人間らしくある</text:p>
      <text:p text:style-name="P1"/>
      <text:p text:style-name="P1"/>
      <text:p text:style-name="P1">ルールにのっとった適応規制</text:p>
      <text:p text:style-name="P1">返答作成</text:p>
      <text:p text:style-name="P1"/>
      <text:p text:style-name="P1"/>
      <text:p text:style-name="P2"><text:span text:style-name="T11">2</text:span>　原理</text:p>
      <text:p text:style-name="P7"><text:span text:style-name="T6">意1</text:span>　外界からの刺激で（感覚）情報入力。</text:p>
      <text:p text:style-name="P7"><text:span text:style-name="T6">無2</text:span>　（感覚）情報、超自我との相違を照らし合わせ欲が変動。（個人差）</text:p>
      <text:p text:style-name="P7"><text:span text:style-name="T6">無3</text:span>　欲が変動後、高い割合の欲（平均以上）を全て選択。（選択された欲が前意識にいく）</text:p>
      <text:p text:style-name="P7"><text:span text:style-name="T6">無4</text:span>　超自我が自らのルール、保有プロセスを参考にし適応規制をする。（個人差）</text:p>
      <text:p text:style-name="P7"><text:span text:style-name="T6">無5</text:span>　適応させそれぞれの欲が動作を用意。（個人差）</text:p>
      <text:p text:style-name="P7"><text:span text:style-name="T6">意6</text:span>　実行する。</text:p>
      <text:p text:style-name="P7">意<text:span text:style-name="T8">7　返答がきて欲が満たされたか確認。（２で欲が減ったか確認）</text:span></text:p>
      <text:p text:style-name="P9"><text:span text:style-name="T6">無8</text:span>　一連の流れを保存する（条件、欲の変動、欲の状態、適応規制、動作、欲結果）。</text:p>
      <text:p text:style-name="P3"/>
      <text:p text:style-name="P8">以上を繰り返すことで成長する。</text:p>
      <text:p text:style-name="P5">※個人差のところで”考える”を行う。<text:span text:style-name="T7">2・4・5に特別なアルゴリズムあり。</text:span></text:p>
      <text:p text:style-name="P3"/>
      <text:p text:style-name="P3"/>
      <text:p text:style-name="P3"><text:span text:style-name="T10">3</text:span>　値</text:p>
      <text:p text:style-name="P3"><text:span text:style-name="T9">0</text:span>　共通</text:p>
      <text:p text:style-name="P18">・<text:span text:style-name="T2">外界からの刺激</text:span>（条件）</text:p>
      <text:p text:style-name="P18">・<text:span text:style-name="T2">欲</text:span>（対象の全欲）</text:p>
      <text:p text:style-name="P18">・<text:span text:style-name="T2">超自我</text:span>（ルール）</text:p>
      <text:p text:style-name="P18">・<text:span text:style-name="T2">動作</text:span>（予習、復習、書き込み）</text:p>
      <text:p text:style-name="P15">・<text:span text:style-name="T2">プロセス</text:span>（保有）</text:p>
      <text:p text:style-name="P15">・<text:span text:style-name="T2">適応規制</text:span>（出力欲に対する設定）</text:p>
      <text:p text:style-name="P15"/>
      <text:p text:style-name="P15"><text:span text:style-name="T9">1</text:span>　感覚（入力情報）</text:p>
      <text:p text:style-name="P11"><text:tab/>特殊感覚</text:p>
      <text:p text:style-name="P10"><text:tab/>視覚</text:p>
      <text:p text:style-name="P10"><text:tab/>聴覚</text:p>
      <text:p text:style-name="P10"><text:tab/>嗅覚</text:p>
      <text:p text:style-name="P10"><text:tab/>味覚</text:p>
      <text:p text:style-name="P10"/>
      <text:p text:style-name="P10"><text:tab/><text:span text:style-name="T2">体性感覚</text:span></text:p>
      <text:p text:style-name="P10"><text:tab/>触覚</text:p>
      <text:p text:style-name="P10"><text:tab/>温度覚</text:p>
      <text:p text:style-name="P10"><text:tab/>痛覚</text:p>
      <text:p text:style-name="P10"><text:tab/>圧覚</text:p>
      <text:p text:style-name="P10"><text:tab/>振動覚</text:p>
      <text:p text:style-name="P3"><text:span text:style-name="T9">2</text:span>　欲（方向性）</text:p>
      <text:p text:style-name="P11"><text:tab/>心理、社会的、長期的</text:p>
      <text:p text:style-name="P13"><text:span text:style-name="T4"><text:tab/></text:span><text:span text:style-name="T3">獲得</text:span><text:span text:style-name="T4">：財物を得ようとする欲求。</text:span></text:p>
      <text:p text:style-name="P13"><text:span text:style-name="T4"><text:tab/></text:span><text:span text:style-name="T3">保存</text:span><text:span text:style-name="T4">：財物を収集し、修理し、補完する欲求。</text:span></text:p>
      <text:p text:style-name="P13"><text:soft-page-break/><text:span text:style-name="T4"><text:tab/></text:span><text:span text:style-name="T3">保持</text:span><text:span text:style-name="T4">：財物を持ち続ける、貯蔵する、消費を最小化する欲求。</text:span></text:p>
      <text:p text:style-name="P13"><text:span text:style-name="T4"><text:tab/></text:span><text:span text:style-name="T3">構成</text:span><text:span text:style-name="T4">：組織化し、構築する欲求。</text:span></text:p>
      <text:p text:style-name="P13"><text:span text:style-name="T3"><text:tab/>秩序</text:span><text:span text:style-name="T4">：整理整頓、系統化、片付けを行う欲求。</text:span></text:p>
      <text:p text:style-name="P13"><text:span text:style-name="T4"><text:tab/></text:span><text:span text:style-name="T3">優越</text:span><text:span text:style-name="T4">：優位に立つ欲求。達成と承認の合成。</text:span></text:p>
      <text:p text:style-name="P13"><text:span text:style-name="T4"><text:tab/></text:span><text:span text:style-name="T3">達成</text:span><text:span text:style-name="T4">：困難を効果的・効率的・速やかに成し遂げる欲求。</text:span></text:p>
      <text:p text:style-name="P13"><text:span text:style-name="T4"><text:tab/></text:span><text:span text:style-name="T3">承認</text:span><text:span text:style-name="T4">：賞賛されたい、尊敬を得たい、社会的に認められたい欲求。</text:span></text:p>
      <text:p text:style-name="P13"><text:span text:style-name="T4"><text:tab/></text:span><text:span text:style-name="T3">顕示</text:span><text:span text:style-name="T4">：自己演出・扇動を行う、はらはらさせる欲求。</text:span></text:p>
      <text:p text:style-name="P14"><text:tab/><text:span text:style-name="T2">保身</text:span>：社会的な評判・自尊心を維持する欲求。</text:p>
      <text:p text:style-name="P13"><text:span text:style-name="T4"><text:tab/></text:span><text:span text:style-name="T5">劣等感の回避</text:span><text:span text:style-name="T4">：屈辱・嘲笑・非難を回避する欲求。</text:span></text:p>
      <text:p text:style-name="P13"><text:span text:style-name="T4"><text:tab/></text:span><text:span text:style-name="T3">防衛</text:span><text:span text:style-name="T4">：非難・軽視から自己を守る、また自己正当化を行う欲求。</text:span></text:p>
      <text:p text:style-name="P13"><text:span text:style-name="T4"><text:tab/></text:span><text:span text:style-name="T3">反発</text:span><text:span text:style-name="T4">：二度目の困難に対して再び努力し、克服・報復する欲求。</text:span></text:p>
      <text:p text:style-name="P13"><text:span text:style-name="T4"><text:tab/></text:span><text:span text:style-name="T3">支配</text:span><text:span text:style-name="T4">：他人を統率する欲求。</text:span></text:p>
      <text:p text:style-name="P13"><text:span text:style-name="T4"><text:tab/></text:span><text:span text:style-name="T3">恭順</text:span><text:span text:style-name="T4">：進んで他人（優越な人間）に積極的に従う欲求。</text:span></text:p>
      <text:p text:style-name="P13"><text:span text:style-name="T4"><text:tab/></text:span><text:span text:style-name="T3">模倣</text:span><text:span text:style-name="T4">：他人の行動やあり方を真似する欲求。</text:span></text:p>
      <text:p text:style-name="P13"><text:span text:style-name="T4"><text:tab/></text:span><text:span text:style-name="T3">自律</text:span><text:span text:style-name="T4">：他人の影響・支配に抵抗し、独立する欲求。</text:span></text:p>
      <text:p text:style-name="P13"><text:span text:style-name="T4"><text:tab/></text:span><text:span text:style-name="T3">対立</text:span><text:span text:style-name="T4">：他人と異なる行動・反対の行動をとる欲求。</text:span></text:p>
      <text:p text:style-name="P13"><text:span text:style-name="T4"><text:tab/></text:span><text:span text:style-name="T3">攻撃</text:span><text:span text:style-name="T4">：他人に対して軽視・嘲笑・傷害・攻撃する欲求。</text:span></text:p>
      <text:p text:style-name="P13"><text:span text:style-name="T4"><text:tab/></text:span><text:span text:style-name="T3">屈従</text:span><text:span text:style-name="T4">：罪悪の承服・自己卑下の欲求。</text:span></text:p>
      <text:p text:style-name="P13"><text:span text:style-name="T4"><text:tab/></text:span><text:span text:style-name="T3">非難の回避</text:span><text:span text:style-name="T4">：処罰・非難を恐れて法・規範に進んで従う欲求。</text:span></text:p>
      <text:p text:style-name="P13"><text:span text:style-name="T4"><text:tab/></text:span><text:span text:style-name="T3">親和</text:span><text:span text:style-name="T4">：他人と仲良くなる欲求。</text:span></text:p>
      <text:p text:style-name="P13"><text:span text:style-name="T4"><text:tab/></text:span><text:span text:style-name="T3">拒絶</text:span><text:span text:style-name="T4">：他人を差別・無視・排斥する欲求。</text:span></text:p>
      <text:p text:style-name="P13"><text:span text:style-name="T4"><text:tab/></text:span><text:span text:style-name="T3">養護</text:span><text:span text:style-name="T4">：他人を守り、助ける欲求。</text:span></text:p>
      <text:p text:style-name="P13"><text:span text:style-name="T4"><text:tab/></text:span><text:span text:style-name="T3">救援</text:span><text:span text:style-name="T4">：他人に同情を求め、依存する欲求。</text:span></text:p>
      <text:p text:style-name="P13"><text:span text:style-name="T4"><text:tab/></text:span><text:span text:style-name="T3">遊戯</text:span><text:span text:style-name="T4">：娯楽などで楽しみ、緊張を解す欲求。</text:span></text:p>
      <text:p text:style-name="P13"><text:span text:style-name="T4"><text:tab/></text:span><text:span text:style-name="T3">求知</text:span><text:span text:style-name="T4">：好奇心を満たす欲求。</text:span></text:p>
      <text:p text:style-name="P12"><text:tab/><text:span text:style-name="T2">解明</text:span>：事柄を解釈・説明・講釈する欲求。</text:p>
      <text:p text:style-name="P3"><text:span text:style-name="T9">3</text:span>　言語（動作）</text:p>
      <text:p text:style-name="P3"><text:tab/>単語</text:p>
      <text:p text:style-name="P3"><text:tab/>単語の感覚情報</text:p>
      <text:p text:style-name="P3"><text:tab/>文法</text:p>
      <text:p text:style-name="P3"><text:tab/>入力解析</text:p>
      <text:p text:style-name="P3"><text:span text:style-name="T9">4</text:span>　超自我（ルール）</text:p>
      <text:p text:style-name="P3"><text:tab/>超自我に書き込まれたルール、道徳観などの情報</text:p>
      <text:p text:style-name="P3"><text:tab/>ルールのレベル（重要性、信憑性）</text:p>
      <text:p text:style-name="P4"><text:tab/>（些細な頻繁に書き換えられるルール）１、２、３、４、５、６、７（種のルール）</text:p>
      <text:p text:style-name="P3"><text:span text:style-name="T9">5</text:span>　プロセス過去データ（記憶に近い）</text:p>
      <text:p text:style-name="P3"><text:tab/>過去に行たプロセス、予測したプロセスを保存</text:p>
      <text:p text:style-name="P6"><text:span text:style-name="T9">6</text:span>　動作</text:p>
      <text:p text:style-name="P6"><text:tab/>予習　復習　模倣　自問　自答　返事　問題定義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6H37M45S</meta:editing-duration>
    <meta:editing-cycles>191</meta:editing-cycles>
    <meta:generator>LibreOffice/5.0.4.2$Windows_x86 LibreOffice_project/2b9802c1994aa0b7dc6079e128979269cf95bc78</meta:generator>
    <dc:date>2016-04-26T20:06:43.028000000</dc:date>
    <meta:document-statistic meta:table-count="0" meta:image-count="0" meta:object-count="0" meta:page-count="2" meta:paragraph-count="83" meta:word-count="1292" meta:character-count="1367" meta:non-whitespace-character-count="1292"/>
    <meta:user-defined meta:name="Info 1"/>
    <meta:user-defined meta:name="Info 2"/>
    <meta:user-defined meta:name="Info 3"/>
    <meta:user-defined meta:name="Info 4"/>
  </office:meta>
</office:document-meta>
</file>